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cccc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6pt"/>
    </style:style>
    <style:style style:name="P3" style:family="paragraph">
      <style:paragraph-properties fo:margin-left="0cm" fo:margin-right="0cm" fo:text-align="center" fo:text-indent="0cm"/>
      <style:text-properties fo:font-size="28pt" fo:font-weight="bold"/>
    </style:style>
    <style:style style:name="T1" style:family="text">
      <style:text-properties fo:font-size="26pt"/>
    </style:style>
    <style:style style:name="T2" style:family="text">
      <style:text-properties fo:font-size="2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rect draw:style-name="gr1" draw:text-style-name="P2" draw:layer="layout" svg:width="6.5cm" svg:height="2.29cm" svg:x="7.25cm" svg:y="1.2cm">
          <text:p text:style-name="P1"><text:span text:style-name="T1">WEB</text:span></text:p>
        </draw:rect>
        <draw:rect draw:style-name="gr1" draw:text-style-name="P2" draw:layer="layout" svg:width="6.5cm" svg:height="2.29cm" svg:x="7.25cm" svg:y="7.147cm">
          <text:p text:style-name="P1"><text:span text:style-name="T1">TEXT</text:span></text:p>
        </draw:rect>
        <draw:rect draw:style-name="gr1" draw:text-style-name="P2" draw:layer="layout" svg:width="6.5cm" svg:height="3cm" svg:x="7.25cm" svg:y="13.094cm">
          <text:p text:style-name="P1"><text:span text:style-name="T1">Lingvistické</text:span></text:p>
          <text:p text:style-name="P1"><text:span text:style-name="T1">stromy</text:span></text:p>
        </draw:rect>
        <draw:rect draw:style-name="gr1" draw:text-style-name="P2" draw:layer="layout" svg:width="6.5cm" svg:height="3cm" svg:x="7.25cm" svg:y="19.75cm">
          <text:p text:style-name="P1"><text:span text:style-name="T1">Surová</text:span></text:p>
          <text:p text:style-name="P1"><text:span text:style-name="T1">data</text:span></text:p>
        </draw:rect>
        <draw:rect draw:style-name="gr1" draw:text-style-name="P2" draw:layer="layout" svg:width="6.5cm" svg:height="2.29cm" svg:x="7.25cm" svg:y="26.411cm">
          <text:p text:style-name="P1"><text:span text:style-name="T1">Ontologie</text:span></text:p>
        </draw:rect>
        <draw:custom-shape draw:style-name="gr2" draw:text-style-name="P3" draw:layer="layout" svg:width="2.279cm" svg:height="2.793cm" svg:x="9.361cm" svg:y="3.922cm">
          <text:p text:style-name="P1"><text:span text:style-name="T2">1) Příprava vstupních da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2.279cm" svg:height="2.793cm" svg:x="9.361cm" svg:y="9.869cm">
          <text:p text:style-name="P1"><text:span text:style-name="T2">2) Lingvistická anotac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2.279cm" svg:height="2.793cm" svg:x="9.361cm" svg:y="16.526cm">
          <text:p text:style-name="P1"><text:span text:style-name="T2">3) Extrakce da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2.279cm" svg:height="2.793cm" svg:x="9.361cm" svg:y="23.183cm">
          <text:p text:style-name="P1"><text:span text:style-name="T2">4) Formální reprezentace da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none" style:country-asian="none" style:font-family-complex="Tahoma" style:font-family-generic-complex="system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7-07-21T15:07:10</meta:creation-date>
    <dc:date>2007-12-02T16:56:59</dc:date>
    <dc:language>cs-CZ</dc:language>
    <meta:editing-cycles>5</meta:editing-cycles>
    <meta:editing-duration>PT10M38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